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horndale" svg:font-family="Thorndale"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able_20_Contents">
      <style:paragraph-properties fo:background-color="#0066cc">
        <style:background-image/>
      </style:paragraph-properties>
    </style:style>
    <style:style style:name="fr1" style:family="graphic" style:parent-style-name="Frame">
      <style:graphic-properties style:vertical-pos="top" style:vertical-rel="paragraph-content" style:horizontal-pos="center" style:horizontal-rel="paragraph" style:border-line-width="0.0008in 0.0138in 0.0008in" fo:padding="0.0591in" fo:border="0.0154in double #000000" style:shadow="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Frame1" text:anchor-type="paragraph" svg:width="2.4181in" draw:z-index="0"><draw:text-box fo:min-height="1.4165in"><text:p text:style-name="Frame_20_contents">Frame Content</text:p></draw:text-box></draw:frame>Page Con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horndale" svg:font-family="Thorndale"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0">
  <office:meta>
    <meta:generator>StarOffice/8$Win32 OpenOffice.org_project/680m18$Build-9161</meta:generator>
    <meta:creation-date>2007-10-31T17:25:47</meta:creation-date>
    <dc:date>2011-10-08T16:47:07</dc:date>
    <dc:language>en-US</dc:language>
    <meta:editing-cycles>6</meta:editing-cycles>
    <meta:editing-duration>PT0.015S</meta:editing-duration>
    <meta:user-defined meta:name="Info 1"/>
    <meta:user-defined meta:name="Info 2"/>
    <meta:user-defined meta:name="Info 3"/>
    <meta:user-defined meta:name="Info 4"/>
    <meta:document-statistic meta:character-count="25" meta:image-count="0" meta:object-count="0" meta:page-count="1" meta:paragraph-count="2" meta:table-count="0" meta:word-count="4"/>
    <dc:creator>hanbiao</dc:cre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